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5.0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4" style:family="table-cell" style:parent-style-name="Default" style:data-style-name="N120">
      <style:text-properties fo:color="#ffffff"/>
    </style:style>
    <style:style style:name="ce5" style:family="table-cell" style:parent-style-name="Default">
      <style:table-cell-properties fo:background-color="#99ff66" fo:wrap-option="wrap" style:vertical-align="to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4" table:default-cell-style-name="ce1"/>
        <table:table-column table:style-name="co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Brg</text:p>
          </table:table-cell>
          <table:table-cell office:value-type="string" calcext:value-type="string">
            <text:p>RAD(Brg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GPX</text:p>
          </table:table-cell>
          <table:table-cell table:formula="of:=CONCATENATE(&quot;&lt;trk&gt; &lt;name&gt;&quot;; [.B6]; &quot;&lt;/name&gt; &lt;extensions&gt; &lt;opencpn:guid&gt;&quot;; [.B10]; &quot;&lt;/opencpn:guid&gt; &lt;opencpn:viz&gt;1&lt;/opencpn:viz&gt; &lt;opencpn:style width=&quot;&quot;&quot;; [.B8];&quot;&quot;&quot; style=&quot;&quot;&quot;; [.B9];&quot;&quot;&quot; /&gt; &lt;/extensions&gt;&lt;gpxx:TrackExtension&gt; &lt;gpxx:DisplayColor&gt;&quot;;[.B7];&quot;&lt;/gpxx:DisplayColor&gt; &lt;/gpxx:TrackExtension&gt; &lt;trkseg&gt;&quot;; CHAR(13))" office:value-type="string" office:string-value="&lt;trk&gt; &lt;name&gt;Test&lt;/name&gt; &lt;extensions&gt; &lt;opencpn:guid&gt;1DCA499A-F959-42DA-AEA3-797CAB5EA43C&lt;/opencpn:guid&gt; &lt;opencpn:viz&gt;1&lt;/opencpn:viz&gt; &lt;opencpn:style width=&quot;1&quot; style=&quot;101&quot; /&gt; &lt;/extensions&gt;&lt;gpxx:TrackExtension&gt; &lt;gpxx:DisplayColor&gt;DarkGreen&lt;/gpxx:DisplayColor&gt; &lt;/gpxx:TrackExtension&gt; &lt;trkseg&gt;&#13;" calcext:value-type="string">
            <text:p>&lt;trk&gt; &lt;name&gt;Test&lt;/name&gt; &lt;extensions&gt; &lt;opencpn:guid&gt;1DCA499A-F959-42DA-AEA3-797CAB5EA43C&lt;/opencpn:guid&gt; &lt;opencpn:viz&gt;1&lt;/opencpn:viz&gt; &lt;opencpn:style width="1" style="101" /&gt; &lt;/extensions&gt;&lt;gpxx:TrackExtension&gt; &lt;gpxx:DisplayColor&gt;DarkGreen&lt;/gpxx:DisplayColor&gt; &lt;/gpxx:TrackExtension&gt; &lt;trkseg&gt;</text:p>
          </table:table-cell>
        </table:table-row>
        <table:table-row table:style-name="ro1">
          <table:table-cell office:value-type="string" calcext:value-type="string">
            <text:p>Start poin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ADIANS([.D2])" office:value-type="float" office:value="0" calcext:value-type="float">
            <text:p>0</text:p>
          </table:table-cell>
          <table:table-cell table:style-name="ce4" table:formula="of:=DEGREES(ASIN(SIN([.B5])*COS([.B3]/[.B4]) + COS([.B5])*SIN([.B3]/[.B4])*COS([.E2])))" office:value-type="float" office:value="17.6635221196522" calcext:value-type="float">
            <text:p>17.663522</text:p>
          </table:table-cell>
          <table:table-cell table:style-name="ce4" table:formula="of:= DEGREES([.C5] + ATAN2(COS([.B3]/[.B4])-SIN([.B5])*SIN([.F2]); SIN([.E2])*SIN([.B3]/[.B4])*COS([.B5])))" office:value-type="float" office:value="0" calcext:value-type="float">
            <text:p>0.000000</text:p>
          </table:table-cell>
          <table:table-cell table:style-name="ce5" table:formula="of:=CONCATENATE([.I1]; [.I2]; [.I3]; [.I4]; [.I5]; [.I6]; [.I7]; [.I8]; [.I9]; [.I10];[.I11];[.I12]; [.I13]; [.I14]; [.I15]; [.I16]; [.I17]; [.I18]; [.I19]; [.I20]; [.I21]; [.I22]; [.I23]; [.I24]; [.I25]; [.IT6]; [.I27]; [.I28]; [.I29]; [.I30]; [.I31]; [.I32]; [.I33]; [.I34]; [.I35]; [.I36]; [.I37]; [.I38];[.I39])" office:value-type="string" office:string-value="&lt;trk&gt; &lt;name&gt;Test&lt;/name&gt; &lt;extensions&gt; &lt;opencpn:guid&gt;1DCA499A-F959-42DA-AEA3-797CAB5EA43C&lt;/opencpn:guid&gt; &lt;opencpn:viz&gt;1&lt;/opencpn:viz&gt; &lt;opencpn:style width=&quot;1&quot; style=&quot;101&quot; /&gt; &lt;/extensions&gt;&lt;gpxx:TrackExtension&gt; &lt;gpxx:DisplayColor&gt;DarkGreen&lt;/gpxx:DisplayColor&gt; &lt;/gpxx:TrackExtension&gt; &lt;trkseg&gt;&#13;&lt;trkpt lat=&quot;17.66352212&quot; lon=&quot;0&quot;&gt;&lt;time&gt;2014-01-01T00:00:00Z&lt;/time&gt;&lt;/trkpt&gt;&#13;&lt;trkpt lat=&quot;17.59116748&quot; lon=&quot;0.65096061&quot;&gt;&lt;time&gt;2014-01-01T00:00:00Z&lt;/time&gt;&lt;/trkpt&gt;&#13;&lt;trkpt lat=&quot;17.37647211&quot; lon=&quot;1.27167737&quot;&gt;&lt;time&gt;2014-01-01T00:00:00Z&lt;/time&gt;&lt;/trkpt&gt;&#13;&lt;trkpt lat=&quot;17.02644091&quot; lon=&quot;1.86797312&quot;&gt;&lt;time&gt;2014-01-01T00:00:00Z&lt;/time&gt;&lt;/trkpt&gt;&#13;&lt;trkpt lat=&quot;16.55242186&quot; lon=&quot;2.50307396&quot;&gt;&lt;time&gt;2014-01-01T00:00:00Z&lt;/time&gt;&lt;/trkpt&gt;&#13;&lt;trkpt lat=&quot;15.96964565&quot; lon=&quot;3.29252092&quot;&gt;&lt;time&gt;2014-01-01T00:00:00Z&lt;/time&gt;&lt;/trkpt&gt;&#13;&lt;trkpt lat=&quot;15.29663493&quot; lon=&quot;4.32688906&quot;&gt;&lt;time&gt;2014-01-01T00:00:00Z&lt;/time&gt;&lt;/trkpt&gt;&#13;&lt;trkpt lat=&quot;14.55452447&quot; lon=&quot;5.37606512&quot;&gt;&lt;time&gt;2014-01-01T00:00:00Z&lt;/time&gt;&lt;/trkpt&gt;&#13;&lt;trkpt lat=&quot;13.76633174&quot; lon=&quot;5.66112027&quot;&gt;&lt;time&gt;2014-01-01T00:00:00Z&lt;/time&gt;&lt;/trkpt&gt;&#13;&lt;trkpt lat=&quot;12.95621136&quot; lon=&quot;4.96883509&quot;&gt;&lt;time&gt;2014-01-01T00:00:00Z&lt;/time&gt;&lt;/trkpt&gt;&#13;&lt;trkpt lat=&quot;12.14871792&quot; lon=&quot;4.10170868&quot;&gt;&lt;time&gt;2014-01-01T00:00:00Z&lt;/time&gt;&lt;/trkpt&gt;&#13;&lt;trkpt lat=&quot;11.36809396&quot; lon=&quot;3.53158872&quot;&gt;&lt;time&gt;2014-01-01T00:00:00Z&lt;/time&gt;&lt;/trkpt&gt;&#13;&lt;trkpt lat=&quot;10.63759331&quot; lon=&quot;3.25220761&quot;&gt;&lt;time&gt;2014-01-01T00:00:00Z&lt;/time&gt;&lt;/trkpt&gt;&#13;&lt;trkpt lat=&quot;9.97884696&quot; lon=&quot;3.11523336&quot;&gt;&lt;time&gt;2014-01-01T00:00:00Z&lt;/time&gt;&lt;/trkpt&gt;&#13;&lt;trkpt lat=&quot;9.41127825&quot; lon=&quot;2.93367144&quot;&gt;&lt;time&gt;2014-01-01T00:00:00Z&lt;/time&gt;&lt;/trkpt&gt;&#13;&lt;trkpt lat=&quot;8.95157569&quot; lon=&quot;2.53643786&quot;&gt;&lt;time&gt;2014-01-01T00:00:00Z&lt;/time&gt;&lt;/trkpt&gt;&#13;&lt;trkpt lat=&quot;8.61323418&quot; lon=&quot;1.86183251&quot;&gt;&lt;time&gt;2014-01-01T00:00:00Z&lt;/time&gt;&lt;/trkpt&gt;&#13;&lt;trkpt lat=&quot;8.40617783&quot; lon=&quot;0.97880862&quot;&gt;&lt;time&gt;2014-01-01T00:00:00Z&lt;/time&gt;&lt;/trkpt&gt;&#13;&lt;trkpt lat=&quot;8.33647788&quot; lon=&quot;0&quot;&gt;&lt;time&gt;2014-01-01T00:00:00Z&lt;/time&gt;&lt;/trkpt&gt;&#13;&lt;trkpt lat=&quot;8.40617783&quot; lon=&quot;-0.97880862&quot;&gt;&lt;time&gt;2014-01-01T00:00:00Z&lt;/time&gt;&lt;/trkpt&gt;&#13;&lt;trkpt lat=&quot;8.61323418&quot; lon=&quot;-1.86183251&quot;&gt;&lt;time&gt;2014-01-01T00:00:00Z&lt;/time&gt;&lt;/trkpt&gt;&#13;&lt;trkpt lat=&quot;8.95157569&quot; lon=&quot;-2.53643786&quot;&gt;&lt;time&gt;2014-01-01T00:00:00Z&lt;/time&gt;&lt;/trkpt&gt;&#13;&lt;trkpt lat=&quot;9.41127825&quot; lon=&quot;-2.93367144&quot;&gt;&lt;time&gt;2014-01-01T00:00:00Z&lt;/time&gt;&lt;/trkpt&gt;&#13;&lt;trkpt lat=&quot;9.97884696&quot; lon=&quot;-3.11523336&quot;&gt;&lt;time&gt;2014-01-01T00:00:00Z&lt;/time&gt;&lt;/trkpt&gt;&#13;&lt;trkpt lat=&quot;11.36809396&quot; lon=&quot;-3.53158872&quot;&gt;&lt;time&gt;2014-01-01T00:00:00Z&lt;/time&gt;&lt;/trkpt&gt;&#13;&lt;trkpt lat=&quot;12.14871792&quot; lon=&quot;-4.10170868&quot;&gt;&lt;time&gt;2014-01-01T00:00:00Z&lt;/time&gt;&lt;/trkpt&gt;&#13;&lt;trkpt lat=&quot;12.95621136&quot; lon=&quot;-4.96883509&quot;&gt;&lt;time&gt;2014-01-01T00:00:00Z&lt;/time&gt;&lt;/trkpt&gt;&#13;&lt;trkpt lat=&quot;13.76633174&quot; lon=&quot;-5.66112027&quot;&gt;&lt;time&gt;2014-01-01T00:00:00Z&lt;/time&gt;&lt;/trkpt&gt;&#13;&lt;trkpt lat=&quot;14.55452447&quot; lon=&quot;-5.37606512&quot;&gt;&lt;time&gt;2014-01-01T00:00:00Z&lt;/time&gt;&lt;/trkpt&gt;&#13;&lt;trkpt lat=&quot;15.29663493&quot; lon=&quot;-4.32688906&quot;&gt;&lt;time&gt;2014-01-01T00:00:00Z&lt;/time&gt;&lt;/trkpt&gt;&#13;&lt;trkpt lat=&quot;15.96964565&quot; lon=&quot;-3.29252092&quot;&gt;&lt;time&gt;2014-01-01T00:00:00Z&lt;/time&gt;&lt;/trkpt&gt;&#13;&lt;trkpt lat=&quot;16.55242186&quot; lon=&quot;-2.50307396&quot;&gt;&lt;time&gt;2014-01-01T00:00:00Z&lt;/time&gt;&lt;/trkpt&gt;&#13;&lt;trkpt lat=&quot;17.02644091&quot; lon=&quot;-1.86797312&quot;&gt;&lt;time&gt;2014-01-01T00:00:00Z&lt;/time&gt;&lt;/trkpt&gt;&#13;&lt;trkpt lat=&quot;17.37647211&quot; lon=&quot;-1.27167737&quot;&gt;&lt;time&gt;2014-01-01T00:00:00Z&lt;/time&gt;&lt;/trkpt&gt;&#13;&lt;trkpt lat=&quot;17.59116748&quot; lon=&quot;-0.65096061&quot;&gt;&lt;time&gt;2014-01-01T00:00:00Z&lt;/time&gt;&lt;/trkpt&gt;&#13;&lt;trkpt lat=&quot;17.66352212&quot; lon=&quot;0&quot;&gt;&lt;time&gt;2014-01-01T00:00:00Z&lt;/time&gt;&lt;/trkpt&gt;&#13;&lt;/trkseg&gt; &lt;/trk&gt;" calcext:value-type="string" table:number-columns-spanned="1" table:number-rows-spanned="37">
            <text:p>&lt;trk&gt; &lt;name&gt;Test&lt;/name&gt; &lt;extensions&gt; &lt;opencpn:guid&gt;1DCA499A-F959-42DA-AEA3-797CAB5EA43C&lt;/opencpn:guid&gt; &lt;opencpn:viz&gt;1&lt;/opencpn:viz&gt; &lt;opencpn:style width="1" style="101" /&gt; &lt;/extensions&gt;&lt;gpxx:TrackExtension&gt; &lt;gpxx:DisplayColor&gt;DarkGreen&lt;/gpxx:DisplayColor&gt; &lt;/gpxx:TrackExtension&gt; &lt;trkseg&gt;&lt;trkpt lat="17.66352212" lon="0"&gt;&lt;time&gt;2014-01-01T00:00:00Z&lt;/time&gt;&lt;/trkpt&gt;&lt;trkpt lat="17.59116748" lon="0.65096061"&gt;&lt;time&gt;2014-01-01T00:00:00Z&lt;/time&gt;&lt;/trkpt&gt;&lt;trkpt lat="17.37647211" lon="1.27167737"&gt;&lt;time&gt;2014-01-01T00:00:00Z&lt;/time&gt;&lt;/trkpt&gt;&lt;trkpt lat="17.02644091" lon="1.86797312"&gt;&lt;time&gt;2014-01-01T00:00:00Z&lt;/time&gt;&lt;/trkpt&gt;&lt;trkpt lat="16.55242186" lon="2.50307396"&gt;&lt;time&gt;2014-01-01T00:00:00Z&lt;/time&gt;&lt;/trkpt&gt;&lt;trkpt lat="15.96964565" lon="3.29252092"&gt;&lt;time&gt;2014-01-01T00:00:00Z&lt;/time&gt;&lt;/trkpt&gt;&lt;trkpt lat="15.29663493" lon="4.32688906"&gt;&lt;time&gt;2014-01-01T00:00:00Z&lt;/time&gt;&lt;/trkpt&gt;&lt;trkpt lat="14.55452447" lon="5.37606512"&gt;&lt;time&gt;2014-01-01T00:00:00Z&lt;/time&gt;&lt;/trkpt&gt;&lt;trkpt lat="13.76633174" lon="5.66112027"&gt;&lt;time&gt;2014-01-01T00:00:00Z&lt;/time&gt;&lt;/trkpt&gt;&lt;trkpt lat="12.95621136" lon="4.96883509"&gt;&lt;time&gt;2014-01-01T00:00:00Z&lt;/time&gt;&lt;/trkpt&gt;&lt;trkpt lat="12.14871792" lon="4.10170868"&gt;&lt;time&gt;2014-01-01T00:00:00Z&lt;/time&gt;&lt;/trkpt&gt;&lt;trkpt lat="11.36809396" lon="3.53158872"&gt;&lt;time&gt;2014-01-01T00:00:00Z&lt;/time&gt;&lt;/trkpt&gt;&lt;trkpt lat="10.63759331" lon="3.25220761"&gt;&lt;time&gt;2014-01-01T00:00:00Z&lt;/time&gt;&lt;/trkpt&gt;&lt;trkpt lat="9.97884696" lon="3.11523336"&gt;&lt;time&gt;2014-01-01T00:00:00Z&lt;/time&gt;&lt;/trkpt&gt;&lt;trkpt lat="9.41127825" lon="2.93367144"&gt;&lt;time&gt;2014-01-01T00:00:00Z&lt;/time&gt;&lt;/trkpt&gt;&lt;trkpt lat="8.95157569" lon="2.53643786"&gt;&lt;time&gt;2014-01-01T00:00:00Z&lt;/time&gt;&lt;/trkpt&gt;&lt;trkpt lat="8.61323418" lon="1.86183251"&gt;&lt;time&gt;2014-01-01T00:00:00Z&lt;/time&gt;&lt;/trkpt&gt;&lt;trkpt lat="8.40617783" lon="0.97880862"&gt;&lt;time&gt;2014-01-01T00:00:00Z&lt;/time&gt;&lt;/trkpt&gt;&lt;trkpt lat="8.33647788" lon="0"&gt;&lt;time&gt;2014-01-01T00:00:00Z&lt;/time&gt;&lt;/trkpt&gt;&lt;trkpt lat="8.40617783" lon="-0.97880862"&gt;&lt;time&gt;2014-01-01T00:00:00Z&lt;/time&gt;&lt;/trkpt&gt;&lt;trkpt lat="8.61323418" lon="-1.86183251"&gt;&lt;time&gt;2014-01-01T00:00:00Z&lt;/time&gt;&lt;/trkpt&gt;&lt;trkpt lat="8.95157569" lon="-2.53643786"&gt;&lt;time&gt;2014-01-01T00:00:00Z&lt;/time&gt;&lt;/trkpt&gt;&lt;trkpt lat="9.41127825" lon="-2.93367144"&gt;&lt;time&gt;2014-01-01T00:00:00Z&lt;/time&gt;&lt;/trkpt&gt;&lt;trkpt lat="9.97884696" lon="-3.11523336"&gt;&lt;time&gt;2014-01-01T00:00:00Z&lt;/time&gt;&lt;/trkpt&gt;&lt;trkpt lat="11.36809396" lon="-3.53158872"&gt;&lt;time&gt;2014-01-01T00:00:00Z&lt;/time&gt;&lt;/trkpt&gt;&lt;trkpt lat="12.14871792" lon="-4.10170868"&gt;&lt;time&gt;2014-01-01T00:00:00Z&lt;/time&gt;&lt;/trkpt&gt;&lt;trkpt lat="12.95621136" lon="-4.96883509"&gt;&lt;time&gt;2014-01-01T00:00:00Z&lt;/time&gt;&lt;/trkpt&gt;&lt;trkpt lat="13.76633174" lon="-5.66112027"&gt;&lt;time&gt;2014-01-01T00:00:00Z&lt;/time&gt;&lt;/trkpt&gt;&lt;trkpt lat="14.55452447" lon="-5.37606512"&gt;&lt;time&gt;2014-01-01T00:00:00Z&lt;/time&gt;&lt;/trkpt&gt;&lt;trkpt lat="15.29663493" lon="-4.32688906"&gt;&lt;time&gt;2014-01-01T00:00:00Z&lt;/time&gt;&lt;/trkpt&gt;&lt;trkpt lat="15.96964565" lon="-3.29252092"&gt;&lt;time&gt;2014-01-01T00:00:00Z&lt;/time&gt;&lt;/trkpt&gt;&lt;trkpt lat="16.55242186" lon="-2.50307396"&gt;&lt;time&gt;2014-01-01T00:00:00Z&lt;/time&gt;&lt;/trkpt&gt;&lt;trkpt lat="17.02644091" lon="-1.86797312"&gt;&lt;time&gt;2014-01-01T00:00:00Z&lt;/time&gt;&lt;/trkpt&gt;&lt;trkpt lat="17.37647211" lon="-1.27167737"&gt;&lt;time&gt;2014-01-01T00:00:00Z&lt;/time&gt;&lt;/trkpt&gt;&lt;trkpt lat="17.59116748" lon="-0.65096061"&gt;&lt;time&gt;2014-01-01T00:00:00Z&lt;/time&gt;&lt;/trkpt&gt;&lt;trkpt lat="17.66352212" lon="0"&gt;&lt;time&gt;2014-01-01T00:00:00Z&lt;/time&gt;&lt;/trkpt&gt;&lt;/trkseg&gt; &lt;/trk&gt;</text:p>
          </table:table-cell>
          <table:table-cell table:formula="of:=CONCATENATE(&quot;&lt;trkpt lat=&quot;&quot;&quot;;ROUND([.F2]; 8);&quot;&quot;&quot; lon=&quot;&quot;&quot;;ROUND([.G2];8);&quot;&quot;&quot;&gt;&lt;time&gt;2014-01-01T00:00:00Z&lt;/time&gt;&lt;/trkpt&gt;&quot;; CHAR(13))" office:value-type="string" office:string-value="&lt;trkpt lat=&quot;17.66352212&quot; lon=&quot;0&quot;&gt;&lt;time&gt;2014-01-01T00:00:00Z&lt;/time&gt;&lt;/trkpt&gt;&#13;" calcext:value-type="string">
            <text:p>&lt;trkpt lat="17.66352212" lon="0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Nmi</text:p>
          </table:table-cell>
          <table:table-cell office:value-type="float" office:value="10" calcext:value-type="float">
            <text:p>10</text:p>
          </table:table-cell>
          <table:table-cell table:formula="of:=RADIANS([.D3])" office:value-type="float" office:value="0.174532925199433" calcext:value-type="float">
            <text:p>0.1745329252</text:p>
          </table:table-cell>
          <table:table-cell table:style-name="ce4" table:formula="of:=DEGREES(ASIN(SIN([.B5])*COS([.B3]/[.B4]) + COS([.B5])*SIN([.B3]/[.B4])*COS([.E3])))" office:value-type="float" office:value="17.5911674772271" calcext:value-type="float">
            <text:p>17.591167</text:p>
          </table:table-cell>
          <table:table-cell table:style-name="ce4" table:formula="of:= DEGREES([.C5] + ATAN2(COS([.B3]/[.B4])-SIN([.B5])*SIN([.F3]); SIN([.E3])*SIN([.B3]/[.B4])*COS([.B5])))" office:value-type="float" office:value="0.650960608673672" calcext:value-type="float">
            <text:p>0.650961</text:p>
          </table:table-cell>
          <table:covered-table-cell/>
          <table:table-cell table:formula="of:=CONCATENATE(&quot;&lt;trkpt lat=&quot;&quot;&quot;;ROUND([.F3]; 8);&quot;&quot;&quot; lon=&quot;&quot;&quot;;ROUND([.G3];8);&quot;&quot;&quot;&gt;&lt;time&gt;2014-01-01T00:00:00Z&lt;/time&gt;&lt;/trkpt&gt;&quot;; CHAR(13))" office:value-type="string" office:string-value="&lt;trkpt lat=&quot;17.59116748&quot; lon=&quot;0.65096061&quot;&gt;&lt;time&gt;2014-01-01T00:00:00Z&lt;/time&gt;&lt;/trkpt&gt;&#13;" calcext:value-type="string">
            <text:p>&lt;trkpt lat="17.59116748" lon="0.65096061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Earth Radius</text:p>
          </table:table-cell>
          <table:table-cell table:style-name="ce2" table:formula="of:=6371/1.852" office:value-type="float" office:value="3440.06479481641" calcext:value-type="float">
            <text:p>3440.0647948164</text:p>
          </table:table-cell>
          <table:table-cell office:value-type="string" calcext:value-type="string">
            <text:p>Nmi</text:p>
          </table:table-cell>
          <table:table-cell office:value-type="float" office:value="20" calcext:value-type="float">
            <text:p>20</text:p>
          </table:table-cell>
          <table:table-cell table:formula="of:=RADIANS([.D4])" office:value-type="float" office:value="0.349065850398866" calcext:value-type="float">
            <text:p>0.3490658504</text:p>
          </table:table-cell>
          <table:table-cell table:style-name="ce4" table:formula="of:=DEGREES(ASIN(SIN([.B5])*COS([.B3]/[.B4]) + COS([.B5])*SIN([.B3]/[.B4])*COS([.E4])))" office:value-type="float" office:value="17.3764721093713" calcext:value-type="float">
            <text:p>17.376472</text:p>
          </table:table-cell>
          <table:table-cell table:style-name="ce4" table:formula="of:= DEGREES([.C5] + ATAN2(COS([.B3]/[.B4])-SIN([.B5])*SIN([.F4]); SIN([.E4])*SIN([.B3]/[.B4])*COS([.B5])))" office:value-type="float" office:value="1.27167737281683" calcext:value-type="float">
            <text:p>1.271677</text:p>
          </table:table-cell>
          <table:covered-table-cell/>
          <table:table-cell table:formula="of:=CONCATENATE(&quot;&lt;trkpt lat=&quot;&quot;&quot;;ROUND([.F4]; 8);&quot;&quot;&quot; lon=&quot;&quot;&quot;;ROUND([.G4];8);&quot;&quot;&quot;&gt;&lt;time&gt;2014-01-01T00:00:00Z&lt;/time&gt;&lt;/trkpt&gt;&quot;; CHAR(13))" office:value-type="string" office:string-value="&lt;trkpt lat=&quot;17.37647211&quot; lon=&quot;1.27167737&quot;&gt;&lt;time&gt;2014-01-01T00:00:00Z&lt;/time&gt;&lt;/trkpt&gt;&#13;" calcext:value-type="string">
            <text:p>&lt;trkpt lat="17.37647211" lon="1.27167737"&gt;&lt;time&gt;2014-01-01T00:00:00Z&lt;/time&gt;&lt;/trkpt&gt;</text:p>
          </table:table-cell>
        </table:table-row>
        <table:table-row table:style-name="ro1">
          <table:table-cell table:style-name="ce1"/>
          <table:table-cell table:style-name="ce1" table:formula="of:=RADIANS([.B2])" office:value-type="float" office:value="0.226892802759263" calcext:value-type="float">
            <text:p>0.2268928028</text:p>
          </table:table-cell>
          <table:table-cell table:style-name="ce1" table:formula="of:=RADIANS([.C2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ADIANS([.D5])" office:value-type="float" office:value="0.523598775598299" calcext:value-type="float">
            <text:p>0.5235987756</text:p>
          </table:table-cell>
          <table:table-cell table:style-name="ce4" table:formula="of:=DEGREES(ASIN(SIN([.B5])*COS([.B3]/[.B4]) + COS([.B5])*SIN([.B3]/[.B4])*COS([.E5])))" office:value-type="float" office:value="17.0264409120915" calcext:value-type="float">
            <text:p>17.026441</text:p>
          </table:table-cell>
          <table:table-cell table:style-name="ce4" table:formula="of:= DEGREES([.C5] + ATAN2(COS([.B3]/[.B4])-SIN([.B5])*SIN([.F5]); SIN([.E5])*SIN([.B3]/[.B4])*COS([.B5])))" office:value-type="float" office:value="1.86797311730432" calcext:value-type="float">
            <text:p>1.867973</text:p>
          </table:table-cell>
          <table:covered-table-cell/>
          <table:table-cell table:formula="of:=CONCATENATE(&quot;&lt;trkpt lat=&quot;&quot;&quot;;ROUND([.F5]; 8);&quot;&quot;&quot; lon=&quot;&quot;&quot;;ROUND([.G5];8);&quot;&quot;&quot;&gt;&lt;time&gt;2014-01-01T00:00:00Z&lt;/time&gt;&lt;/trkpt&gt;&quot;; CHAR(13))" office:value-type="string" office:string-value="&lt;trkpt lat=&quot;17.02644091&quot; lon=&quot;1.86797312&quot;&gt;&lt;time&gt;2014-01-01T00:00:00Z&lt;/time&gt;&lt;/trkpt&gt;&#13;" calcext:value-type="string">
            <text:p>&lt;trkpt lat="17.02644091" lon="1.86797312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Track name</text:p>
          </table:table-cell>
          <table:table-cell table:style-name="ce3" office:value-type="string" calcext:value-type="string">
            <text:p>Test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ADIANS([.D6])" office:value-type="float" office:value="0.698131700797732" calcext:value-type="float">
            <text:p>0.6981317008</text:p>
          </table:table-cell>
          <table:table-cell table:style-name="ce4" table:formula="of:=DEGREES(ASIN(SIN([.B5])*COS([.B3]/[.B4]) + COS([.B5])*SIN([.B3]/[.B4])*COS([.E6])))" office:value-type="float" office:value="16.5524218579777" calcext:value-type="float">
            <text:p>16.552422</text:p>
          </table:table-cell>
          <table:table-cell table:style-name="ce4" table:formula="of:= DEGREES([.C5] + ATAN2(COS([.B3]/[.B4])-SIN([.B5])*SIN([.F6]); SIN([.E6])*SIN([.B3]/[.B4])*COS([.B5])))" office:value-type="float" office:value="2.50307396413455" calcext:value-type="float">
            <text:p>2.503074</text:p>
          </table:table-cell>
          <table:covered-table-cell/>
          <table:table-cell table:formula="of:=CONCATENATE(&quot;&lt;trkpt lat=&quot;&quot;&quot;;ROUND([.F6]; 8);&quot;&quot;&quot; lon=&quot;&quot;&quot;;ROUND([.G6];8);&quot;&quot;&quot;&gt;&lt;time&gt;2014-01-01T00:00:00Z&lt;/time&gt;&lt;/trkpt&gt;&quot;; CHAR(13))" office:value-type="string" office:string-value="&lt;trkpt lat=&quot;16.55242186&quot; lon=&quot;2.50307396&quot;&gt;&lt;time&gt;2014-01-01T00:00:00Z&lt;/time&gt;&lt;/trkpt&gt;&#13;" calcext:value-type="string">
            <text:p>&lt;trkpt lat="16.55242186" lon="2.50307396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style-name="ce3" office:value-type="string" calcext:value-type="string">
            <text:p>DarkGreen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ADIANS([.D7])" office:value-type="float" office:value="0.872664625997165" calcext:value-type="float">
            <text:p>0.872664626</text:p>
          </table:table-cell>
          <table:table-cell table:style-name="ce4" table:formula="of:=DEGREES(ASIN(SIN([.B5])*COS([.B3]/[.B4]) + COS([.B5])*SIN([.B3]/[.B4])*COS([.E7])))" office:value-type="float" office:value="15.9696456464145" calcext:value-type="float">
            <text:p>15.969646</text:p>
          </table:table-cell>
          <table:table-cell table:style-name="ce4" table:formula="of:= DEGREES([.C5] + ATAN2(COS([.B3]/[.B4])-SIN([.B5])*SIN([.F7]); SIN([.E7])*SIN([.B3]/[.B4])*COS([.B5])))" office:value-type="float" office:value="3.29252092040782" calcext:value-type="float">
            <text:p>3.292521</text:p>
          </table:table-cell>
          <table:covered-table-cell/>
          <table:table-cell table:formula="of:=CONCATENATE(&quot;&lt;trkpt lat=&quot;&quot;&quot;;ROUND([.F7]; 8);&quot;&quot;&quot; lon=&quot;&quot;&quot;;ROUND([.G7];8);&quot;&quot;&quot;&gt;&lt;time&gt;2014-01-01T00:00:00Z&lt;/time&gt;&lt;/trkpt&gt;&quot;; CHAR(13))" office:value-type="string" office:string-value="&lt;trkpt lat=&quot;15.96964565&quot; lon=&quot;3.29252092&quot;&gt;&lt;time&gt;2014-01-01T00:00:00Z&lt;/time&gt;&lt;/trkpt&gt;&#13;" calcext:value-type="string">
            <text:p>&lt;trkpt lat="15.96964565" lon="3.29252092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ixel</text:p>
          </table:table-cell>
          <table:table-cell office:value-type="float" office:value="60" calcext:value-type="float">
            <text:p>60</text:p>
          </table:table-cell>
          <table:table-cell table:formula="of:=RADIANS([.D8])" office:value-type="float" office:value="1.0471975511966" calcext:value-type="float">
            <text:p>1.0471975512</text:p>
          </table:table-cell>
          <table:table-cell table:style-name="ce4" table:formula="of:=DEGREES(ASIN(SIN([.B5])*COS([.B3]/[.B4]) + COS([.B5])*SIN([.B3]/[.B4])*COS([.E8])))" office:value-type="float" office:value="15.2966349342296" calcext:value-type="float">
            <text:p>15.296635</text:p>
          </table:table-cell>
          <table:table-cell table:style-name="ce4" table:formula="of:= DEGREES([.C5] + ATAN2(COS([.B3]/[.B4])-SIN([.B5])*SIN([.F8]); SIN([.E8])*SIN([.B3]/[.B4])*COS([.B5])))" office:value-type="float" office:value="4.3268890633297" calcext:value-type="float">
            <text:p>4.326889</text:p>
          </table:table-cell>
          <table:covered-table-cell/>
          <table:table-cell table:formula="of:=CONCATENATE(&quot;&lt;trkpt lat=&quot;&quot;&quot;;ROUND([.F8]; 8);&quot;&quot;&quot; lon=&quot;&quot;&quot;;ROUND([.G8];8);&quot;&quot;&quot;&gt;&lt;time&gt;2014-01-01T00:00:00Z&lt;/time&gt;&lt;/trkpt&gt;&quot;; CHAR(13))" office:value-type="string" office:string-value="&lt;trkpt lat=&quot;15.29663493&quot; lon=&quot;4.32688906&quot;&gt;&lt;time&gt;2014-01-01T00:00:00Z&lt;/time&gt;&lt;/trkpt&gt;&#13;" calcext:value-type="string">
            <text:p>&lt;trkpt lat="15.29663493" lon="4.32688906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table:style-name="ce3" office:value-type="float" office:value="101" calcext:value-type="float">
            <text:p>10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RADIANS([.D9])" office:value-type="float" office:value="1.22173047639603" calcext:value-type="float">
            <text:p>1.2217304764</text:p>
          </table:table-cell>
          <table:table-cell table:style-name="ce4" table:formula="of:=DEGREES(ASIN(SIN([.B5])*COS([.B3]/[.B4]) + COS([.B5])*SIN([.B3]/[.B4])*COS([.E9])))" office:value-type="float" office:value="14.5545244718336" calcext:value-type="float">
            <text:p>14.554524</text:p>
          </table:table-cell>
          <table:table-cell table:style-name="ce4" table:formula="of:= DEGREES([.C5] + ATAN2(COS([.B3]/[.B4])-SIN([.B5])*SIN([.F9]); SIN([.E9])*SIN([.B3]/[.B4])*COS([.B5])))" office:value-type="float" office:value="5.37606511591987" calcext:value-type="float">
            <text:p>5.376065</text:p>
          </table:table-cell>
          <table:covered-table-cell/>
          <table:table-cell table:formula="of:=CONCATENATE(&quot;&lt;trkpt lat=&quot;&quot;&quot;;ROUND([.F9]; 8);&quot;&quot;&quot; lon=&quot;&quot;&quot;;ROUND([.G9];8);&quot;&quot;&quot;&gt;&lt;time&gt;2014-01-01T00:00:00Z&lt;/time&gt;&lt;/trkpt&gt;&quot;; CHAR(13))" office:value-type="string" office:string-value="&lt;trkpt lat=&quot;14.55452447&quot; lon=&quot;5.37606512&quot;&gt;&lt;time&gt;2014-01-01T00:00:00Z&lt;/time&gt;&lt;/trkpt&gt;&#13;" calcext:value-type="string">
            <text:p>&lt;trkpt lat="14.55452447" lon="5.37606512"&gt;&lt;time&gt;2014-01-01T00:00:00Z&lt;/time&gt;&lt;/trkpt&gt;</text:p>
          </table:table-cell>
        </table:table-row>
        <table:table-row table:style-name="ro1">
          <table:table-cell table:style-name="ce1" office:value-type="string" calcext:value-type="string">
            <text:p>GUID</text:p>
          </table:table-cell>
          <table:table-cell table:style-name="ce1"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1DCA499A-F959-42DA-AEA3-797CAB5EA43C" calcext:value-type="string">
            <text:p>1DCA499A-F959-42DA-AEA3-797CAB5EA43C</text:p>
          </table:table-cell>
          <table:table-cell table:style-name="ce1"/>
          <table:table-cell office:value-type="float" office:value="80" calcext:value-type="float">
            <text:p>80</text:p>
          </table:table-cell>
          <table:table-cell table:formula="of:=RADIANS([.D10])" office:value-type="float" office:value="1.39626340159546" calcext:value-type="float">
            <text:p>1.3962634016</text:p>
          </table:table-cell>
          <table:table-cell table:style-name="ce4" table:formula="of:=DEGREES(ASIN(SIN([.B5])*COS([.B3]/[.B4]) + COS([.B5])*SIN([.B3]/[.B4])*COS([.E10])))" office:value-type="float" office:value="13.7663317436246" calcext:value-type="float">
            <text:p>13.766332</text:p>
          </table:table-cell>
          <table:table-cell table:style-name="ce4" table:formula="of:= DEGREES([.C5] + ATAN2(COS([.B3]/[.B4])-SIN([.B5])*SIN([.F10]); SIN([.E10])*SIN([.B3]/[.B4])*COS([.B5])))" office:value-type="float" office:value="5.6611202659245" calcext:value-type="float">
            <text:p>5.661120</text:p>
          </table:table-cell>
          <table:covered-table-cell/>
          <table:table-cell table:formula="of:=CONCATENATE(&quot;&lt;trkpt lat=&quot;&quot;&quot;;ROUND([.F10]; 8);&quot;&quot;&quot; lon=&quot;&quot;&quot;;ROUND([.G10];8);&quot;&quot;&quot;&gt;&lt;time&gt;2014-01-01T00:00:00Z&lt;/time&gt;&lt;/trkpt&gt;&quot;; CHAR(13))" office:value-type="string" office:string-value="&lt;trkpt lat=&quot;13.76633174&quot; lon=&quot;5.66112027&quot;&gt;&lt;time&gt;2014-01-01T00:00:00Z&lt;/time&gt;&lt;/trkpt&gt;&#13;" calcext:value-type="string">
            <text:p>&lt;trkpt lat="13.76633174" lon="5.66112027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RADIANS([.D11])" office:value-type="float" office:value="1.5707963267949" calcext:value-type="float">
            <text:p>1.5707963268</text:p>
          </table:table-cell>
          <table:table-cell table:style-name="ce4" table:formula="of:=DEGREES(ASIN(SIN([.B5])*COS([.B3]/[.B4]) + COS([.B5])*SIN([.B3]/[.B4])*COS([.E11])))" office:value-type="float" office:value="12.9562113550688" calcext:value-type="float">
            <text:p>12.956211</text:p>
          </table:table-cell>
          <table:table-cell table:style-name="ce4" table:formula="of:= DEGREES([.C5] + ATAN2(COS([.B3]/[.B4])-SIN([.B5])*SIN([.F11]); SIN([.E11])*SIN([.B3]/[.B4])*COS([.B5])))" office:value-type="float" office:value="4.96883508860441" calcext:value-type="float">
            <text:p>4.968835</text:p>
          </table:table-cell>
          <table:covered-table-cell/>
          <table:table-cell table:formula="of:=CONCATENATE(&quot;&lt;trkpt lat=&quot;&quot;&quot;;ROUND([.F11]; 8);&quot;&quot;&quot; lon=&quot;&quot;&quot;;ROUND([.G11];8);&quot;&quot;&quot;&gt;&lt;time&gt;2014-01-01T00:00:00Z&lt;/time&gt;&lt;/trkpt&gt;&quot;; CHAR(13))" office:value-type="string" office:string-value="&lt;trkpt lat=&quot;12.95621136&quot; lon=&quot;4.96883509&quot;&gt;&lt;time&gt;2014-01-01T00:00:00Z&lt;/time&gt;&lt;/trkpt&gt;&#13;" calcext:value-type="string">
            <text:p>&lt;trkpt lat="12.95621136" lon="4.96883509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RADIANS([.D12])" office:value-type="float" office:value="1.74532925199433" calcext:value-type="float">
            <text:p>1.745329252</text:p>
          </table:table-cell>
          <table:table-cell table:style-name="ce4" table:formula="of:=DEGREES(ASIN(SIN([.B5])*COS([.B3]/[.B4]) + COS([.B5])*SIN([.B3]/[.B4])*COS([.E12])))" office:value-type="float" office:value="12.1487179159157" calcext:value-type="float">
            <text:p>12.148718</text:p>
          </table:table-cell>
          <table:table-cell table:style-name="ce4" table:formula="of:= DEGREES([.C5] + ATAN2(COS([.B3]/[.B4])-SIN([.B5])*SIN([.F12]); SIN([.E12])*SIN([.B3]/[.B4])*COS([.B5])))" office:value-type="float" office:value="4.10170868097939" calcext:value-type="float">
            <text:p>4.101709</text:p>
          </table:table-cell>
          <table:covered-table-cell/>
          <table:table-cell table:formula="of:=CONCATENATE(&quot;&lt;trkpt lat=&quot;&quot;&quot;;ROUND([.F12]; 8);&quot;&quot;&quot; lon=&quot;&quot;&quot;;ROUND([.G12];8);&quot;&quot;&quot;&gt;&lt;time&gt;2014-01-01T00:00:00Z&lt;/time&gt;&lt;/trkpt&gt;&quot;; CHAR(13))" office:value-type="string" office:string-value="&lt;trkpt lat=&quot;12.14871792&quot; lon=&quot;4.10170868&quot;&gt;&lt;time&gt;2014-01-01T00:00:00Z&lt;/time&gt;&lt;/trkpt&gt;&#13;" calcext:value-type="string">
            <text:p>&lt;trkpt lat="12.14871792" lon="4.10170868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RADIANS([.D13])" office:value-type="float" office:value="1.91986217719376" calcext:value-type="float">
            <text:p>1.9198621772</text:p>
          </table:table-cell>
          <table:table-cell table:style-name="ce4" table:formula="of:=DEGREES(ASIN(SIN([.B5])*COS([.B3]/[.B4]) + COS([.B5])*SIN([.B3]/[.B4])*COS([.E13])))" office:value-type="float" office:value="11.3680939627579" calcext:value-type="float">
            <text:p>11.368094</text:p>
          </table:table-cell>
          <table:table-cell table:style-name="ce4" table:formula="of:= DEGREES([.C5] + ATAN2(COS([.B3]/[.B4])-SIN([.B5])*SIN([.F13]); SIN([.E13])*SIN([.B3]/[.B4])*COS([.B5])))" office:value-type="float" office:value="3.53158871750327" calcext:value-type="float">
            <text:p>3.531589</text:p>
          </table:table-cell>
          <table:covered-table-cell/>
          <table:table-cell table:formula="of:=CONCATENATE(&quot;&lt;trkpt lat=&quot;&quot;&quot;;ROUND([.F13]; 8);&quot;&quot;&quot; lon=&quot;&quot;&quot;;ROUND([.G13];8);&quot;&quot;&quot;&gt;&lt;time&gt;2014-01-01T00:00:00Z&lt;/time&gt;&lt;/trkpt&gt;&quot;; CHAR(13))" office:value-type="string" office:string-value="&lt;trkpt lat=&quot;11.36809396&quot; lon=&quot;3.53158872&quot;&gt;&lt;time&gt;2014-01-01T00:00:00Z&lt;/time&gt;&lt;/trkpt&gt;&#13;" calcext:value-type="string">
            <text:p>&lt;trkpt lat="11.36809396" lon="3.5315887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formula="of:=RADIANS([.D14])" office:value-type="float" office:value="2.0943951023932" calcext:value-type="float">
            <text:p>2.0943951024</text:p>
          </table:table-cell>
          <table:table-cell table:style-name="ce4" table:formula="of:=DEGREES(ASIN(SIN([.B5])*COS([.B3]/[.B4]) + COS([.B5])*SIN([.B3]/[.B4])*COS([.E14])))" office:value-type="float" office:value="10.6375933095498" calcext:value-type="float">
            <text:p>10.637593</text:p>
          </table:table-cell>
          <table:table-cell table:style-name="ce4" table:formula="of:= DEGREES([.C5] + ATAN2(COS([.B3]/[.B4])-SIN([.B5])*SIN([.F14]); SIN([.E14])*SIN([.B3]/[.B4])*COS([.B5])))" office:value-type="float" office:value="3.25220760769946" calcext:value-type="float">
            <text:p>3.252208</text:p>
          </table:table-cell>
          <table:covered-table-cell/>
          <table:table-cell table:formula="of:=CONCATENATE(&quot;&lt;trkpt lat=&quot;&quot;&quot;;ROUND([.F14]; 8);&quot;&quot;&quot; lon=&quot;&quot;&quot;;ROUND([.G14];8);&quot;&quot;&quot;&gt;&lt;time&gt;2014-01-01T00:00:00Z&lt;/time&gt;&lt;/trkpt&gt;&quot;; CHAR(13))" office:value-type="string" office:string-value="&lt;trkpt lat=&quot;10.63759331&quot; lon=&quot;3.25220761&quot;&gt;&lt;time&gt;2014-01-01T00:00:00Z&lt;/time&gt;&lt;/trkpt&gt;&#13;" calcext:value-type="string">
            <text:p>&lt;trkpt lat="10.63759331" lon="3.25220761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RADIANS([.D15])" office:value-type="float" office:value="2.26892802759263" calcext:value-type="float">
            <text:p>2.2689280276</text:p>
          </table:table-cell>
          <table:table-cell table:style-name="ce4" table:formula="of:=DEGREES(ASIN(SIN([.B5])*COS([.B3]/[.B4]) + COS([.B5])*SIN([.B3]/[.B4])*COS([.E15])))" office:value-type="float" office:value="9.97884695512098" calcext:value-type="float">
            <text:p>9.978847</text:p>
          </table:table-cell>
          <table:table-cell table:style-name="ce4" table:formula="of:= DEGREES([.C5] + ATAN2(COS([.B3]/[.B4])-SIN([.B5])*SIN([.F15]); SIN([.E15])*SIN([.B3]/[.B4])*COS([.B5])))" office:value-type="float" office:value="3.11523336052753" calcext:value-type="float">
            <text:p>3.115233</text:p>
          </table:table-cell>
          <table:covered-table-cell/>
          <table:table-cell table:formula="of:=CONCATENATE(&quot;&lt;trkpt lat=&quot;&quot;&quot;;ROUND([.F15]; 8);&quot;&quot;&quot; lon=&quot;&quot;&quot;;ROUND([.G15];8);&quot;&quot;&quot;&gt;&lt;time&gt;2014-01-01T00:00:00Z&lt;/time&gt;&lt;/trkpt&gt;&quot;; CHAR(13))" office:value-type="string" office:string-value="&lt;trkpt lat=&quot;9.97884696&quot; lon=&quot;3.11523336&quot;&gt;&lt;time&gt;2014-01-01T00:00:00Z&lt;/time&gt;&lt;/trkpt&gt;&#13;" calcext:value-type="string">
            <text:p>&lt;trkpt lat="9.97884696" lon="3.11523336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RADIANS([.D16])" office:value-type="float" office:value="2.44346095279206" calcext:value-type="float">
            <text:p>2.4434609528</text:p>
          </table:table-cell>
          <table:table-cell table:style-name="ce4" table:formula="of:=DEGREES(ASIN(SIN([.B5])*COS([.B3]/[.B4]) + COS([.B5])*SIN([.B3]/[.B4])*COS([.E16])))" office:value-type="float" office:value="9.4112782525681" calcext:value-type="float">
            <text:p>9.411278</text:p>
          </table:table-cell>
          <table:table-cell table:style-name="ce4" table:formula="of:= DEGREES([.C5] + ATAN2(COS([.B3]/[.B4])-SIN([.B5])*SIN([.F16]); SIN([.E16])*SIN([.B3]/[.B4])*COS([.B5])))" office:value-type="float" office:value="2.93367143989795" calcext:value-type="float">
            <text:p>2.933671</text:p>
          </table:table-cell>
          <table:covered-table-cell/>
          <table:table-cell table:formula="of:=CONCATENATE(&quot;&lt;trkpt lat=&quot;&quot;&quot;;ROUND([.F16]; 8);&quot;&quot;&quot; lon=&quot;&quot;&quot;;ROUND([.G16];8);&quot;&quot;&quot;&gt;&lt;time&gt;2014-01-01T00:00:00Z&lt;/time&gt;&lt;/trkpt&gt;&quot;; CHAR(13))" office:value-type="string" office:string-value="&lt;trkpt lat=&quot;9.41127825&quot; lon=&quot;2.93367144&quot;&gt;&lt;time&gt;2014-01-01T00:00:00Z&lt;/time&gt;&lt;/trkpt&gt;&#13;" calcext:value-type="string">
            <text:p>&lt;trkpt lat="9.41127825" lon="2.93367144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RADIANS([.D17])" office:value-type="float" office:value="2.61799387799149" calcext:value-type="float">
            <text:p>2.617993878</text:p>
          </table:table-cell>
          <table:table-cell table:style-name="ce4" table:formula="of:=DEGREES(ASIN(SIN([.B5])*COS([.B3]/[.B4]) + COS([.B5])*SIN([.B3]/[.B4])*COS([.E17])))" office:value-type="float" office:value="8.95157569209436" calcext:value-type="float">
            <text:p>8.951576</text:p>
          </table:table-cell>
          <table:table-cell table:style-name="ce4" table:formula="of:= DEGREES([.C5] + ATAN2(COS([.B3]/[.B4])-SIN([.B5])*SIN([.F17]); SIN([.E17])*SIN([.B3]/[.B4])*COS([.B5])))" office:value-type="float" office:value="2.53643785839222" calcext:value-type="float">
            <text:p>2.536438</text:p>
          </table:table-cell>
          <table:covered-table-cell/>
          <table:table-cell table:formula="of:=CONCATENATE(&quot;&lt;trkpt lat=&quot;&quot;&quot;;ROUND([.F17]; 8);&quot;&quot;&quot; lon=&quot;&quot;&quot;;ROUND([.G17];8);&quot;&quot;&quot;&gt;&lt;time&gt;2014-01-01T00:00:00Z&lt;/time&gt;&lt;/trkpt&gt;&quot;; CHAR(13))" office:value-type="string" office:string-value="&lt;trkpt lat=&quot;8.95157569&quot; lon=&quot;2.53643786&quot;&gt;&lt;time&gt;2014-01-01T00:00:00Z&lt;/time&gt;&lt;/trkpt&gt;&#13;" calcext:value-type="string">
            <text:p>&lt;trkpt lat="8.95157569" lon="2.53643786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formula="of:=RADIANS([.D18])" office:value-type="float" office:value="2.79252680319093" calcext:value-type="float">
            <text:p>2.7925268032</text:p>
          </table:table-cell>
          <table:table-cell table:style-name="ce4" table:formula="of:=DEGREES(ASIN(SIN([.B5])*COS([.B3]/[.B4]) + COS([.B5])*SIN([.B3]/[.B4])*COS([.E18])))" office:value-type="float" office:value="8.61323418131434" calcext:value-type="float">
            <text:p>8.613234</text:p>
          </table:table-cell>
          <table:table-cell table:style-name="ce4" table:formula="of:= DEGREES([.C5] + ATAN2(COS([.B3]/[.B4])-SIN([.B5])*SIN([.F18]); SIN([.E18])*SIN([.B3]/[.B4])*COS([.B5])))" office:value-type="float" office:value="1.86183251143587" calcext:value-type="float">
            <text:p>1.861833</text:p>
          </table:table-cell>
          <table:covered-table-cell/>
          <table:table-cell table:formula="of:=CONCATENATE(&quot;&lt;trkpt lat=&quot;&quot;&quot;;ROUND([.F18]; 8);&quot;&quot;&quot; lon=&quot;&quot;&quot;;ROUND([.G18];8);&quot;&quot;&quot;&gt;&lt;time&gt;2014-01-01T00:00:00Z&lt;/time&gt;&lt;/trkpt&gt;&quot;; CHAR(13))" office:value-type="string" office:string-value="&lt;trkpt lat=&quot;8.61323418&quot; lon=&quot;1.86183251&quot;&gt;&lt;time&gt;2014-01-01T00:00:00Z&lt;/time&gt;&lt;/trkpt&gt;&#13;" calcext:value-type="string">
            <text:p>&lt;trkpt lat="8.61323418" lon="1.86183251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formula="of:=RADIANS([.D19])" office:value-type="float" office:value="2.96705972839036" calcext:value-type="float">
            <text:p>2.9670597284</text:p>
          </table:table-cell>
          <table:table-cell table:style-name="ce4" table:formula="of:=DEGREES(ASIN(SIN([.B5])*COS([.B3]/[.B4]) + COS([.B5])*SIN([.B3]/[.B4])*COS([.E19])))" office:value-type="float" office:value="8.4061778319423" calcext:value-type="float">
            <text:p>8.406178</text:p>
          </table:table-cell>
          <table:table-cell table:style-name="ce4" table:formula="of:= DEGREES([.C5] + ATAN2(COS([.B3]/[.B4])-SIN([.B5])*SIN([.F19]); SIN([.E19])*SIN([.B3]/[.B4])*COS([.B5])))" office:value-type="float" office:value="0.978808623322792" calcext:value-type="float">
            <text:p>0.978809</text:p>
          </table:table-cell>
          <table:covered-table-cell/>
          <table:table-cell table:formula="of:=CONCATENATE(&quot;&lt;trkpt lat=&quot;&quot;&quot;;ROUND([.F19]; 8);&quot;&quot;&quot; lon=&quot;&quot;&quot;;ROUND([.G19];8);&quot;&quot;&quot;&gt;&lt;time&gt;2014-01-01T00:00:00Z&lt;/time&gt;&lt;/trkpt&gt;&quot;; CHAR(13))" office:value-type="string" office:string-value="&lt;trkpt lat=&quot;8.40617783&quot; lon=&quot;0.97880862&quot;&gt;&lt;time&gt;2014-01-01T00:00:00Z&lt;/time&gt;&lt;/trkpt&gt;&#13;" calcext:value-type="string">
            <text:p>&lt;trkpt lat="8.40617783" lon="0.9788086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RADIANS([.D20])" office:value-type="float" office:value="3.14159265358979" calcext:value-type="float">
            <text:p>3.1415926536</text:p>
          </table:table-cell>
          <table:table-cell table:style-name="ce4" table:formula="of:=DEGREES(ASIN(SIN([.B5])*COS([.B3]/[.B4]) + COS([.B5])*SIN([.B3]/[.B4])*COS([.E20])))" office:value-type="float" office:value="8.33647788034783" calcext:value-type="float">
            <text:p>8.336478</text:p>
          </table:table-cell>
          <table:table-cell table:style-name="ce4" table:formula="of:= DEGREES([.C5] + ATAN2(COS([.B3]/[.B4])-SIN([.B5])*SIN([.F20]); SIN([.E20])*SIN([.B3]/[.B4])*COS([.B5])))" office:value-type="float" office:value="6.97080124954795E-016" calcext:value-type="float">
            <text:p>0.000000</text:p>
          </table:table-cell>
          <table:covered-table-cell/>
          <table:table-cell table:formula="of:=CONCATENATE(&quot;&lt;trkpt lat=&quot;&quot;&quot;;ROUND([.F20]; 8);&quot;&quot;&quot; lon=&quot;&quot;&quot;;ROUND([.G20];8);&quot;&quot;&quot;&gt;&lt;time&gt;2014-01-01T00:00:00Z&lt;/time&gt;&lt;/trkpt&gt;&quot;; CHAR(13))" office:value-type="string" office:string-value="&lt;trkpt lat=&quot;8.33647788&quot; lon=&quot;0&quot;&gt;&lt;time&gt;2014-01-01T00:00:00Z&lt;/time&gt;&lt;/trkpt&gt;&#13;" calcext:value-type="string">
            <text:p>&lt;trkpt lat="8.33647788" lon="0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table:formula="of:=RADIANS([.D21])" office:value-type="float" office:value="3.31612557878923" calcext:value-type="float">
            <text:p>3.3161255788</text:p>
          </table:table-cell>
          <table:table-cell table:style-name="ce4" table:formula="of:=DEGREES(ASIN(SIN([.B5])*COS([.B3]/[.B4]) + COS([.B5])*SIN([.B3]/[.B4])*COS([.E21])))" office:value-type="float" office:value="8.4061778319423" calcext:value-type="float">
            <text:p>8.406178</text:p>
          </table:table-cell>
          <table:table-cell table:style-name="ce4" table:formula="of:= DEGREES([.C5] + ATAN2(COS([.B3]/[.B4])-SIN([.B5])*SIN([.F21]); SIN([.E21])*SIN([.B3]/[.B4])*COS([.B5])))" office:value-type="float" office:value="-0.978808623322793" calcext:value-type="float">
            <text:p>-0.978809</text:p>
          </table:table-cell>
          <table:covered-table-cell/>
          <table:table-cell table:formula="of:=CONCATENATE(&quot;&lt;trkpt lat=&quot;&quot;&quot;;ROUND([.F21]; 8);&quot;&quot;&quot; lon=&quot;&quot;&quot;;ROUND([.G21];8);&quot;&quot;&quot;&gt;&lt;time&gt;2014-01-01T00:00:00Z&lt;/time&gt;&lt;/trkpt&gt;&quot;; CHAR(13))" office:value-type="string" office:string-value="&lt;trkpt lat=&quot;8.40617783&quot; lon=&quot;-0.97880862&quot;&gt;&lt;time&gt;2014-01-01T00:00:00Z&lt;/time&gt;&lt;/trkpt&gt;&#13;" calcext:value-type="string">
            <text:p>&lt;trkpt lat="8.40617783" lon="-0.9788086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RADIANS([.D22])" office:value-type="float" office:value="3.49065850398866" calcext:value-type="float">
            <text:p>3.490658504</text:p>
          </table:table-cell>
          <table:table-cell table:style-name="ce4" table:formula="of:=DEGREES(ASIN(SIN([.B5])*COS([.B3]/[.B4]) + COS([.B5])*SIN([.B3]/[.B4])*COS([.E22])))" office:value-type="float" office:value="8.61323418131434" calcext:value-type="float">
            <text:p>8.613234</text:p>
          </table:table-cell>
          <table:table-cell table:style-name="ce4" table:formula="of:= DEGREES([.C5] + ATAN2(COS([.B3]/[.B4])-SIN([.B5])*SIN([.F22]); SIN([.E22])*SIN([.B3]/[.B4])*COS([.B5])))" office:value-type="float" office:value="-1.86183251143587" calcext:value-type="float">
            <text:p>-1.861833</text:p>
          </table:table-cell>
          <table:covered-table-cell/>
          <table:table-cell table:formula="of:=CONCATENATE(&quot;&lt;trkpt lat=&quot;&quot;&quot;;ROUND([.F22]; 8);&quot;&quot;&quot; lon=&quot;&quot;&quot;;ROUND([.G22];8);&quot;&quot;&quot;&gt;&lt;time&gt;2014-01-01T00:00:00Z&lt;/time&gt;&lt;/trkpt&gt;&quot;; CHAR(13))" office:value-type="string" office:string-value="&lt;trkpt lat=&quot;8.61323418&quot; lon=&quot;-1.86183251&quot;&gt;&lt;time&gt;2014-01-01T00:00:00Z&lt;/time&gt;&lt;/trkpt&gt;&#13;" calcext:value-type="string">
            <text:p>&lt;trkpt lat="8.61323418" lon="-1.86183251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formula="of:=RADIANS([.D23])" office:value-type="float" office:value="3.66519142918809" calcext:value-type="float">
            <text:p>3.6651914292</text:p>
          </table:table-cell>
          <table:table-cell table:style-name="ce4" table:formula="of:=DEGREES(ASIN(SIN([.B5])*COS([.B3]/[.B4]) + COS([.B5])*SIN([.B3]/[.B4])*COS([.E23])))" office:value-type="float" office:value="8.95157569209436" calcext:value-type="float">
            <text:p>8.951576</text:p>
          </table:table-cell>
          <table:table-cell table:style-name="ce4" table:formula="of:= DEGREES([.C5] + ATAN2(COS([.B3]/[.B4])-SIN([.B5])*SIN([.F23]); SIN([.E23])*SIN([.B3]/[.B4])*COS([.B5])))" office:value-type="float" office:value="-2.53643785839222" calcext:value-type="float">
            <text:p>-2.536438</text:p>
          </table:table-cell>
          <table:covered-table-cell/>
          <table:table-cell table:formula="of:=CONCATENATE(&quot;&lt;trkpt lat=&quot;&quot;&quot;;ROUND([.F23]; 8);&quot;&quot;&quot; lon=&quot;&quot;&quot;;ROUND([.G23];8);&quot;&quot;&quot;&gt;&lt;time&gt;2014-01-01T00:00:00Z&lt;/time&gt;&lt;/trkpt&gt;&quot;; CHAR(13))" office:value-type="string" office:string-value="&lt;trkpt lat=&quot;8.95157569&quot; lon=&quot;-2.53643786&quot;&gt;&lt;time&gt;2014-01-01T00:00:00Z&lt;/time&gt;&lt;/trkpt&gt;&#13;" calcext:value-type="string">
            <text:p>&lt;trkpt lat="8.95157569" lon="-2.53643786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formula="of:=RADIANS([.D24])" office:value-type="float" office:value="3.83972435438752" calcext:value-type="float">
            <text:p>3.8397243544</text:p>
          </table:table-cell>
          <table:table-cell table:style-name="ce4" table:formula="of:=DEGREES(ASIN(SIN([.B5])*COS([.B3]/[.B4]) + COS([.B5])*SIN([.B3]/[.B4])*COS([.E24])))" office:value-type="float" office:value="9.4112782525681" calcext:value-type="float">
            <text:p>9.411278</text:p>
          </table:table-cell>
          <table:table-cell table:style-name="ce4" table:formula="of:= DEGREES([.C5] + ATAN2(COS([.B3]/[.B4])-SIN([.B5])*SIN([.F24]); SIN([.E24])*SIN([.B3]/[.B4])*COS([.B5])))" office:value-type="float" office:value="-2.93367143989795" calcext:value-type="float">
            <text:p>-2.933671</text:p>
          </table:table-cell>
          <table:covered-table-cell/>
          <table:table-cell table:formula="of:=CONCATENATE(&quot;&lt;trkpt lat=&quot;&quot;&quot;;ROUND([.F24]; 8);&quot;&quot;&quot; lon=&quot;&quot;&quot;;ROUND([.G24];8);&quot;&quot;&quot;&gt;&lt;time&gt;2014-01-01T00:00:00Z&lt;/time&gt;&lt;/trkpt&gt;&quot;; CHAR(13))" office:value-type="string" office:string-value="&lt;trkpt lat=&quot;9.41127825&quot; lon=&quot;-2.93367144&quot;&gt;&lt;time&gt;2014-01-01T00:00:00Z&lt;/time&gt;&lt;/trkpt&gt;&#13;" calcext:value-type="string">
            <text:p>&lt;trkpt lat="9.41127825" lon="-2.93367144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table:formula="of:=RADIANS([.D25])" office:value-type="float" office:value="4.01425727958696" calcext:value-type="float">
            <text:p>4.0142572796</text:p>
          </table:table-cell>
          <table:table-cell table:style-name="ce4" table:formula="of:=DEGREES(ASIN(SIN([.B5])*COS([.B3]/[.B4]) + COS([.B5])*SIN([.B3]/[.B4])*COS([.E25])))" office:value-type="float" office:value="9.97884695512098" calcext:value-type="float">
            <text:p>9.978847</text:p>
          </table:table-cell>
          <table:table-cell table:style-name="ce4" table:formula="of:= DEGREES([.C5] + ATAN2(COS([.B3]/[.B4])-SIN([.B5])*SIN([.F25]); SIN([.E25])*SIN([.B3]/[.B4])*COS([.B5])))" office:value-type="float" office:value="-3.11523336052753" calcext:value-type="float">
            <text:p>-3.115233</text:p>
          </table:table-cell>
          <table:covered-table-cell/>
          <table:table-cell table:formula="of:=CONCATENATE(&quot;&lt;trkpt lat=&quot;&quot;&quot;;ROUND([.F25]; 8);&quot;&quot;&quot; lon=&quot;&quot;&quot;;ROUND([.G25];8);&quot;&quot;&quot;&gt;&lt;time&gt;2014-01-01T00:00:00Z&lt;/time&gt;&lt;/trkpt&gt;&quot;; CHAR(13))" office:value-type="string" office:string-value="&lt;trkpt lat=&quot;9.97884696&quot; lon=&quot;-3.11523336&quot;&gt;&lt;time&gt;2014-01-01T00:00:00Z&lt;/time&gt;&lt;/trkpt&gt;&#13;" calcext:value-type="string">
            <text:p>&lt;trkpt lat="9.97884696" lon="-3.11523336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formula="of:=RADIANS([.D26])" office:value-type="float" office:value="4.18879020478639" calcext:value-type="float">
            <text:p>4.1887902048</text:p>
          </table:table-cell>
          <table:table-cell table:style-name="ce4" table:formula="of:=DEGREES(ASIN(SIN([.B5])*COS([.B3]/[.B4]) + COS([.B5])*SIN([.B3]/[.B4])*COS([.E26])))" office:value-type="float" office:value="10.6375933095498" calcext:value-type="float">
            <text:p>10.637593</text:p>
          </table:table-cell>
          <table:table-cell table:style-name="ce4" table:formula="of:= DEGREES([.C5] + ATAN2(COS([.B3]/[.B4])-SIN([.B5])*SIN([.F26]); SIN([.E26])*SIN([.B3]/[.B4])*COS([.B5])))" office:value-type="float" office:value="-3.25220760769946" calcext:value-type="float">
            <text:p>-3.252208</text:p>
          </table:table-cell>
          <table:covered-table-cell/>
          <table:table-cell table:formula="of:=CONCATENATE(&quot;&lt;trkpt lat=&quot;&quot;&quot;;ROUND([.F26]; 8);&quot;&quot;&quot; lon=&quot;&quot;&quot;;ROUND([.G26];8);&quot;&quot;&quot;&gt;&lt;time&gt;2014-01-01T00:00:00Z&lt;/time&gt;&lt;/trkpt&gt;&quot;; CHAR(13))" office:value-type="string" office:string-value="&lt;trkpt lat=&quot;10.63759331&quot; lon=&quot;-3.25220761&quot;&gt;&lt;time&gt;2014-01-01T00:00:00Z&lt;/time&gt;&lt;/trkpt&gt;&#13;" calcext:value-type="string">
            <text:p>&lt;trkpt lat="10.63759331" lon="-3.25220761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formula="of:=RADIANS([.D27])" office:value-type="float" office:value="4.36332312998582" calcext:value-type="float">
            <text:p>4.36332313</text:p>
          </table:table-cell>
          <table:table-cell table:style-name="ce4" table:formula="of:=DEGREES(ASIN(SIN([.B5])*COS([.B3]/[.B4]) + COS([.B5])*SIN([.B3]/[.B4])*COS([.E27])))" office:value-type="float" office:value="11.3680939627579" calcext:value-type="float">
            <text:p>11.368094</text:p>
          </table:table-cell>
          <table:table-cell table:style-name="ce4" table:formula="of:= DEGREES([.C5] + ATAN2(COS([.B3]/[.B4])-SIN([.B5])*SIN([.F27]); SIN([.E27])*SIN([.B3]/[.B4])*COS([.B5])))" office:value-type="float" office:value="-3.53158871750327" calcext:value-type="float">
            <text:p>-3.531589</text:p>
          </table:table-cell>
          <table:covered-table-cell/>
          <table:table-cell table:formula="of:=CONCATENATE(&quot;&lt;trkpt lat=&quot;&quot;&quot;;ROUND([.F27]; 8);&quot;&quot;&quot; lon=&quot;&quot;&quot;;ROUND([.G27];8);&quot;&quot;&quot;&gt;&lt;time&gt;2014-01-01T00:00:00Z&lt;/time&gt;&lt;/trkpt&gt;&quot;; CHAR(13))" office:value-type="string" office:string-value="&lt;trkpt lat=&quot;11.36809396&quot; lon=&quot;-3.53158872&quot;&gt;&lt;time&gt;2014-01-01T00:00:00Z&lt;/time&gt;&lt;/trkpt&gt;&#13;" calcext:value-type="string">
            <text:p>&lt;trkpt lat="11.36809396" lon="-3.5315887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table:formula="of:=RADIANS([.D28])" office:value-type="float" office:value="4.53785605518526" calcext:value-type="float">
            <text:p>4.5378560552</text:p>
          </table:table-cell>
          <table:table-cell table:style-name="ce4" table:formula="of:=DEGREES(ASIN(SIN([.B5])*COS([.B3]/[.B4]) + COS([.B5])*SIN([.B3]/[.B4])*COS([.E28])))" office:value-type="float" office:value="12.1487179159157" calcext:value-type="float">
            <text:p>12.148718</text:p>
          </table:table-cell>
          <table:table-cell table:style-name="ce4" table:formula="of:= DEGREES([.C5] + ATAN2(COS([.B3]/[.B4])-SIN([.B5])*SIN([.F28]); SIN([.E28])*SIN([.B3]/[.B4])*COS([.B5])))" office:value-type="float" office:value="-4.10170868097939" calcext:value-type="float">
            <text:p>-4.101709</text:p>
          </table:table-cell>
          <table:covered-table-cell/>
          <table:table-cell table:formula="of:=CONCATENATE(&quot;&lt;trkpt lat=&quot;&quot;&quot;;ROUND([.F28]; 8);&quot;&quot;&quot; lon=&quot;&quot;&quot;;ROUND([.G28];8);&quot;&quot;&quot;&gt;&lt;time&gt;2014-01-01T00:00:00Z&lt;/time&gt;&lt;/trkpt&gt;&quot;; CHAR(13))" office:value-type="string" office:string-value="&lt;trkpt lat=&quot;12.14871792&quot; lon=&quot;-4.10170868&quot;&gt;&lt;time&gt;2014-01-01T00:00:00Z&lt;/time&gt;&lt;/trkpt&gt;&#13;" calcext:value-type="string">
            <text:p>&lt;trkpt lat="12.14871792" lon="-4.10170868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table:formula="of:=RADIANS([.D29])" office:value-type="float" office:value="4.71238898038469" calcext:value-type="float">
            <text:p>4.7123889804</text:p>
          </table:table-cell>
          <table:table-cell table:style-name="ce4" table:formula="of:=DEGREES(ASIN(SIN([.B5])*COS([.B3]/[.B4]) + COS([.B5])*SIN([.B3]/[.B4])*COS([.E29])))" office:value-type="float" office:value="12.9562113550688" calcext:value-type="float">
            <text:p>12.956211</text:p>
          </table:table-cell>
          <table:table-cell table:style-name="ce4" table:formula="of:= DEGREES([.C5] + ATAN2(COS([.B3]/[.B4])-SIN([.B5])*SIN([.F29]); SIN([.E29])*SIN([.B3]/[.B4])*COS([.B5])))" office:value-type="float" office:value="-4.96883508860441" calcext:value-type="float">
            <text:p>-4.968835</text:p>
          </table:table-cell>
          <table:covered-table-cell/>
          <table:table-cell table:formula="of:=CONCATENATE(&quot;&lt;trkpt lat=&quot;&quot;&quot;;ROUND([.F29]; 8);&quot;&quot;&quot; lon=&quot;&quot;&quot;;ROUND([.G29];8);&quot;&quot;&quot;&gt;&lt;time&gt;2014-01-01T00:00:00Z&lt;/time&gt;&lt;/trkpt&gt;&quot;; CHAR(13))" office:value-type="string" office:string-value="&lt;trkpt lat=&quot;12.95621136&quot; lon=&quot;-4.96883509&quot;&gt;&lt;time&gt;2014-01-01T00:00:00Z&lt;/time&gt;&lt;/trkpt&gt;&#13;" calcext:value-type="string">
            <text:p>&lt;trkpt lat="12.95621136" lon="-4.96883509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table:formula="of:=RADIANS([.D30])" office:value-type="float" office:value="4.88692190558412" calcext:value-type="float">
            <text:p>4.8869219056</text:p>
          </table:table-cell>
          <table:table-cell table:style-name="ce4" table:formula="of:=DEGREES(ASIN(SIN([.B5])*COS([.B3]/[.B4]) + COS([.B5])*SIN([.B3]/[.B4])*COS([.E30])))" office:value-type="float" office:value="13.7663317436246" calcext:value-type="float">
            <text:p>13.766332</text:p>
          </table:table-cell>
          <table:table-cell table:style-name="ce4" table:formula="of:= DEGREES([.C5] + ATAN2(COS([.B3]/[.B4])-SIN([.B5])*SIN([.F30]); SIN([.E30])*SIN([.B3]/[.B4])*COS([.B5])))" office:value-type="float" office:value="-5.6611202659245" calcext:value-type="float">
            <text:p>-5.661120</text:p>
          </table:table-cell>
          <table:covered-table-cell/>
          <table:table-cell table:formula="of:=CONCATENATE(&quot;&lt;trkpt lat=&quot;&quot;&quot;;ROUND([.F30]; 8);&quot;&quot;&quot; lon=&quot;&quot;&quot;;ROUND([.G30];8);&quot;&quot;&quot;&gt;&lt;time&gt;2014-01-01T00:00:00Z&lt;/time&gt;&lt;/trkpt&gt;&quot;; CHAR(13))" office:value-type="string" office:string-value="&lt;trkpt lat=&quot;13.76633174&quot; lon=&quot;-5.66112027&quot;&gt;&lt;time&gt;2014-01-01T00:00:00Z&lt;/time&gt;&lt;/trkpt&gt;&#13;" calcext:value-type="string">
            <text:p>&lt;trkpt lat="13.76633174" lon="-5.66112027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table:formula="of:=RADIANS([.D31])" office:value-type="float" office:value="5.06145483078356" calcext:value-type="float">
            <text:p>5.0614548308</text:p>
          </table:table-cell>
          <table:table-cell table:style-name="ce4" table:formula="of:=DEGREES(ASIN(SIN([.B5])*COS([.B3]/[.B4]) + COS([.B5])*SIN([.B3]/[.B4])*COS([.E31])))" office:value-type="float" office:value="14.5545244718336" calcext:value-type="float">
            <text:p>14.554524</text:p>
          </table:table-cell>
          <table:table-cell table:style-name="ce4" table:formula="of:= DEGREES([.C5] + ATAN2(COS([.B3]/[.B4])-SIN([.B5])*SIN([.F31]); SIN([.E31])*SIN([.B3]/[.B4])*COS([.B5])))" office:value-type="float" office:value="-5.37606511591987" calcext:value-type="float">
            <text:p>-5.376065</text:p>
          </table:table-cell>
          <table:covered-table-cell/>
          <table:table-cell table:formula="of:=CONCATENATE(&quot;&lt;trkpt lat=&quot;&quot;&quot;;ROUND([.F31]; 8);&quot;&quot;&quot; lon=&quot;&quot;&quot;;ROUND([.G31];8);&quot;&quot;&quot;&gt;&lt;time&gt;2014-01-01T00:00:00Z&lt;/time&gt;&lt;/trkpt&gt;&quot;; CHAR(13))" office:value-type="string" office:string-value="&lt;trkpt lat=&quot;14.55452447&quot; lon=&quot;-5.37606512&quot;&gt;&lt;time&gt;2014-01-01T00:00:00Z&lt;/time&gt;&lt;/trkpt&gt;&#13;" calcext:value-type="string">
            <text:p>&lt;trkpt lat="14.55452447" lon="-5.3760651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formula="of:=RADIANS([.D32])" office:value-type="float" office:value="5.23598775598299" calcext:value-type="float">
            <text:p>5.235987756</text:p>
          </table:table-cell>
          <table:table-cell table:style-name="ce4" table:formula="of:=DEGREES(ASIN(SIN([.B5])*COS([.B3]/[.B4]) + COS([.B5])*SIN([.B3]/[.B4])*COS([.E32])))" office:value-type="float" office:value="15.2966349342296" calcext:value-type="float">
            <text:p>15.296635</text:p>
          </table:table-cell>
          <table:table-cell table:style-name="ce4" table:formula="of:= DEGREES([.C5] + ATAN2(COS([.B3]/[.B4])-SIN([.B5])*SIN([.F32]); SIN([.E32])*SIN([.B3]/[.B4])*COS([.B5])))" office:value-type="float" office:value="-4.3268890633297" calcext:value-type="float">
            <text:p>-4.326889</text:p>
          </table:table-cell>
          <table:covered-table-cell/>
          <table:table-cell table:formula="of:=CONCATENATE(&quot;&lt;trkpt lat=&quot;&quot;&quot;;ROUND([.F32]; 8);&quot;&quot;&quot; lon=&quot;&quot;&quot;;ROUND([.G32];8);&quot;&quot;&quot;&gt;&lt;time&gt;2014-01-01T00:00:00Z&lt;/time&gt;&lt;/trkpt&gt;&quot;; CHAR(13))" office:value-type="string" office:string-value="&lt;trkpt lat=&quot;15.29663493&quot; lon=&quot;-4.32688906&quot;&gt;&lt;time&gt;2014-01-01T00:00:00Z&lt;/time&gt;&lt;/trkpt&gt;&#13;" calcext:value-type="string">
            <text:p>&lt;trkpt lat="15.29663493" lon="-4.32688906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table:formula="of:=RADIANS([.D33])" office:value-type="float" office:value="5.41052068118242" calcext:value-type="float">
            <text:p>5.4105206812</text:p>
          </table:table-cell>
          <table:table-cell table:style-name="ce4" table:formula="of:=DEGREES(ASIN(SIN([.B5])*COS([.B3]/[.B4]) + COS([.B5])*SIN([.B3]/[.B4])*COS([.E33])))" office:value-type="float" office:value="15.9696456464145" calcext:value-type="float">
            <text:p>15.969646</text:p>
          </table:table-cell>
          <table:table-cell table:style-name="ce4" table:formula="of:= DEGREES([.C5] + ATAN2(COS([.B3]/[.B4])-SIN([.B5])*SIN([.F33]); SIN([.E33])*SIN([.B3]/[.B4])*COS([.B5])))" office:value-type="float" office:value="-3.29252092040782" calcext:value-type="float">
            <text:p>-3.292521</text:p>
          </table:table-cell>
          <table:covered-table-cell/>
          <table:table-cell table:formula="of:=CONCATENATE(&quot;&lt;trkpt lat=&quot;&quot;&quot;;ROUND([.F33]; 8);&quot;&quot;&quot; lon=&quot;&quot;&quot;;ROUND([.G33];8);&quot;&quot;&quot;&gt;&lt;time&gt;2014-01-01T00:00:00Z&lt;/time&gt;&lt;/trkpt&gt;&quot;; CHAR(13))" office:value-type="string" office:string-value="&lt;trkpt lat=&quot;15.96964565&quot; lon=&quot;-3.29252092&quot;&gt;&lt;time&gt;2014-01-01T00:00:00Z&lt;/time&gt;&lt;/trkpt&gt;&#13;" calcext:value-type="string">
            <text:p>&lt;trkpt lat="15.96964565" lon="-3.2925209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table:formula="of:=RADIANS([.D34])" office:value-type="float" office:value="5.58505360638185" calcext:value-type="float">
            <text:p>5.5850536064</text:p>
          </table:table-cell>
          <table:table-cell table:style-name="ce4" table:formula="of:=DEGREES(ASIN(SIN([.B5])*COS([.B3]/[.B4]) + COS([.B5])*SIN([.B3]/[.B4])*COS([.E34])))" office:value-type="float" office:value="16.5524218579777" calcext:value-type="float">
            <text:p>16.552422</text:p>
          </table:table-cell>
          <table:table-cell table:style-name="ce4" table:formula="of:= DEGREES([.C5] + ATAN2(COS([.B3]/[.B4])-SIN([.B5])*SIN([.F34]); SIN([.E34])*SIN([.B3]/[.B4])*COS([.B5])))" office:value-type="float" office:value="-2.50307396413455" calcext:value-type="float">
            <text:p>-2.503074</text:p>
          </table:table-cell>
          <table:covered-table-cell/>
          <table:table-cell table:formula="of:=CONCATENATE(&quot;&lt;trkpt lat=&quot;&quot;&quot;;ROUND([.F34]; 8);&quot;&quot;&quot; lon=&quot;&quot;&quot;;ROUND([.G34];8);&quot;&quot;&quot;&gt;&lt;time&gt;2014-01-01T00:00:00Z&lt;/time&gt;&lt;/trkpt&gt;&quot;; CHAR(13))" office:value-type="string" office:string-value="&lt;trkpt lat=&quot;16.55242186&quot; lon=&quot;-2.50307396&quot;&gt;&lt;time&gt;2014-01-01T00:00:00Z&lt;/time&gt;&lt;/trkpt&gt;&#13;" calcext:value-type="string">
            <text:p>&lt;trkpt lat="16.55242186" lon="-2.50307396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table:formula="of:=RADIANS([.D35])" office:value-type="float" office:value="5.75958653158129" calcext:value-type="float">
            <text:p>5.7595865316</text:p>
          </table:table-cell>
          <table:table-cell table:style-name="ce4" table:formula="of:=DEGREES(ASIN(SIN([.B5])*COS([.B3]/[.B4]) + COS([.B5])*SIN([.B3]/[.B4])*COS([.E35])))" office:value-type="float" office:value="17.0264409120915" calcext:value-type="float">
            <text:p>17.026441</text:p>
          </table:table-cell>
          <table:table-cell table:style-name="ce4" table:formula="of:= DEGREES([.C5] + ATAN2(COS([.B3]/[.B4])-SIN([.B5])*SIN([.F35]); SIN([.E35])*SIN([.B3]/[.B4])*COS([.B5])))" office:value-type="float" office:value="-1.86797311730432" calcext:value-type="float">
            <text:p>-1.867973</text:p>
          </table:table-cell>
          <table:covered-table-cell/>
          <table:table-cell table:formula="of:=CONCATENATE(&quot;&lt;trkpt lat=&quot;&quot;&quot;;ROUND([.F35]; 8);&quot;&quot;&quot; lon=&quot;&quot;&quot;;ROUND([.G35];8);&quot;&quot;&quot;&gt;&lt;time&gt;2014-01-01T00:00:00Z&lt;/time&gt;&lt;/trkpt&gt;&quot;; CHAR(13))" office:value-type="string" office:string-value="&lt;trkpt lat=&quot;17.02644091&quot; lon=&quot;-1.86797312&quot;&gt;&lt;time&gt;2014-01-01T00:00:00Z&lt;/time&gt;&lt;/trkpt&gt;&#13;" calcext:value-type="string">
            <text:p>&lt;trkpt lat="17.02644091" lon="-1.8679731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formula="of:=RADIANS([.D36])" office:value-type="float" office:value="5.93411945678072" calcext:value-type="float">
            <text:p>5.9341194568</text:p>
          </table:table-cell>
          <table:table-cell table:style-name="ce4" table:formula="of:=DEGREES(ASIN(SIN([.B5])*COS([.B3]/[.B4]) + COS([.B5])*SIN([.B3]/[.B4])*COS([.E36])))" office:value-type="float" office:value="17.3764721093713" calcext:value-type="float">
            <text:p>17.376472</text:p>
          </table:table-cell>
          <table:table-cell table:style-name="ce4" table:formula="of:= DEGREES([.C5] + ATAN2(COS([.B3]/[.B4])-SIN([.B5])*SIN([.F36]); SIN([.E36])*SIN([.B3]/[.B4])*COS([.B5])))" office:value-type="float" office:value="-1.27167737281683" calcext:value-type="float">
            <text:p>-1.271677</text:p>
          </table:table-cell>
          <table:covered-table-cell/>
          <table:table-cell table:formula="of:=CONCATENATE(&quot;&lt;trkpt lat=&quot;&quot;&quot;;ROUND([.F36]; 8);&quot;&quot;&quot; lon=&quot;&quot;&quot;;ROUND([.G36];8);&quot;&quot;&quot;&gt;&lt;time&gt;2014-01-01T00:00:00Z&lt;/time&gt;&lt;/trkpt&gt;&quot;; CHAR(13))" office:value-type="string" office:string-value="&lt;trkpt lat=&quot;17.37647211&quot; lon=&quot;-1.27167737&quot;&gt;&lt;time&gt;2014-01-01T00:00:00Z&lt;/time&gt;&lt;/trkpt&gt;&#13;" calcext:value-type="string">
            <text:p>&lt;trkpt lat="17.37647211" lon="-1.27167737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table:formula="of:=RADIANS([.D37])" office:value-type="float" office:value="6.10865238198015" calcext:value-type="float">
            <text:p>6.108652382</text:p>
          </table:table-cell>
          <table:table-cell table:style-name="ce4" table:formula="of:=DEGREES(ASIN(SIN([.B5])*COS([.B3]/[.B4]) + COS([.B5])*SIN([.B3]/[.B4])*COS([.E37])))" office:value-type="float" office:value="17.5911674772271" calcext:value-type="float">
            <text:p>17.591167</text:p>
          </table:table-cell>
          <table:table-cell table:style-name="ce4" table:formula="of:= DEGREES([.C5] + ATAN2(COS([.B3]/[.B4])-SIN([.B5])*SIN([.F37]); SIN([.E37])*SIN([.B3]/[.B4])*COS([.B5])))" office:value-type="float" office:value="-0.650960608673672" calcext:value-type="float">
            <text:p>-0.650961</text:p>
          </table:table-cell>
          <table:covered-table-cell/>
          <table:table-cell table:formula="of:=CONCATENATE(&quot;&lt;trkpt lat=&quot;&quot;&quot;;ROUND([.F37]; 8);&quot;&quot;&quot; lon=&quot;&quot;&quot;;ROUND([.G37];8);&quot;&quot;&quot;&gt;&lt;time&gt;2014-01-01T00:00:00Z&lt;/time&gt;&lt;/trkpt&gt;&quot;; CHAR(13))" office:value-type="string" office:string-value="&lt;trkpt lat=&quot;17.59116748&quot; lon=&quot;-0.65096061&quot;&gt;&lt;time&gt;2014-01-01T00:00:00Z&lt;/time&gt;&lt;/trkpt&gt;&#13;" calcext:value-type="string">
            <text:p>&lt;trkpt lat="17.59116748" lon="-0.65096061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formula="of:=RADIANS([.D38])" office:value-type="float" office:value="6.28318530717959" calcext:value-type="float">
            <text:p>6.2831853072</text:p>
          </table:table-cell>
          <table:table-cell table:style-name="ce4" table:formula="of:=DEGREES(ASIN(SIN([.B5])*COS([.B3]/[.B4]) + COS([.B5])*SIN([.B3]/[.B4])*COS([.E38])))" office:value-type="float" office:value="17.6635221196522" calcext:value-type="float">
            <text:p>17.663522</text:p>
          </table:table-cell>
          <table:table-cell table:style-name="ce4" table:formula="of:= DEGREES([.C5] + ATAN2(COS([.B3]/[.B4])-SIN([.B5])*SIN([.F38]); SIN([.E38])*SIN([.B3]/[.B4])*COS([.B5])))" office:value-type="float" office:value="-9.22448937456008E-016" calcext:value-type="float">
            <text:p>0.000000</text:p>
          </table:table-cell>
          <table:covered-table-cell/>
          <table:table-cell table:formula="of:=CONCATENATE(&quot;&lt;trkpt lat=&quot;&quot;&quot;;ROUND([.F38]; 8);&quot;&quot;&quot; lon=&quot;&quot;&quot;;ROUND([.G38];8);&quot;&quot;&quot;&gt;&lt;time&gt;2014-01-01T00:00:00Z&lt;/time&gt;&lt;/trkpt&gt;&quot;; CHAR(13))" office:value-type="string" office:string-value="&lt;trkpt lat=&quot;17.66352212&quot; lon=&quot;0&quot;&gt;&lt;time&gt;2014-01-01T00:00:00Z&lt;/time&gt;&lt;/trkpt&gt;&#13;" calcext:value-type="string">
            <text:p>&lt;trkpt lat="17.66352212" lon="0"&gt;&lt;time&gt;2014-01-01T00:00:00Z&lt;/time&gt;&lt;/trkpt&gt;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&lt;/trkseg&gt; &lt;/trk&gt;</text:p>
          </table:table-cell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Kalian</meta:initial-creator>
    <meta:creation-date>2014-09-16T10:11:38.190599836</meta:creation-date>
    <dc:date>2014-09-16T12:09:35.287725583</dc:date>
    <dc:creator>Pavel Kalian</dc:creator>
    <meta:editing-duration>PT20M42S</meta:editing-duration>
    <meta:editing-cycles>2</meta:editing-cycles>
    <meta:generator>LibreOffice/4.3.1.2$Linux_X86_64 LibreOffice_project/430m0$Build-2</meta:generator>
    <meta:document-statistic meta:table-count="1" meta:cell-count="217" meta:object-count="0"/>
  </office:meta>
</office:document-meta>
</file>